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0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2" table:number-rows-repeated="26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6">
            <text:p>26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0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40">
            <text:p>40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6">
            <text:p>26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0">
            <text:p>4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66">
            <text:p>4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13/06/2012</text:date>, <text:time>02:22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6-13T02:22:45</dc:date>
    <meta:editing-duration>PT01H31M59S</meta:editing-duration>
    <meta:editing-cycles>120</meta:editing-cycles>
    <meta:generator>OpenOffice.org/3.2$Unix OpenOffice.org_project/320m12$Build-9483</meta:generator>
    <dc:creator>david </dc:creator>
    <meta:document-statistic meta:table-count="5" meta:cell-count="357" meta:object-count="0"/>
  </office:meta>
</office:document-meta>
</file>